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898in"/>
    </style:style>
    <style:style style:name="co3" style:family="table-column">
      <style:table-column-properties fo:break-before="auto" style:column-width="1.0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  <table:table-cell office:value-type="string">
            <text:p>supLen/d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_particle</text:p>
          </table:table-cell>
          <table:table-cell office:value-type="string">
            <text:p>dx</text:p>
          </table:table-cell>
          <table:table-cell office:value-type="string">
            <text:p>for supLen=cte=0.0252 BLUE</text:p>
          </table:table-cell>
          <table:table-cell office:value-type="string">
            <text:p>T</text:p>
          </table:table-cell>
          <table:table-cell office:value-type="string">
            <text:p>exact T GREEN</text:p>
          </table:table-cell>
        </table:table-row>
        <table:table-row table:style-name="ro1">
          <table:table-cell table:number-columns-repeated="6"/>
          <table:table-cell office:value-type="string">
            <text:p>1/SQRT(1.4), <text:s/>(p_0=rho_0=1, wavelength=1)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0.02">
            <text:p>0.02</text:p>
          </table:table-cell>
          <table:table-cell office:value-type="float" office:value="1.26">
            <text:p>1.26</text:p>
          </table:table-cell>
          <table:table-cell office:value-type="float" office:value="0.5854">
            <text:p>0.59</text:p>
          </table:table-cell>
          <table:table-cell office:value-type="float" office:value="0.84515">
            <text:p>0.85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0.015625">
            <text:p>0.02</text:p>
          </table:table-cell>
          <table:table-cell office:value-type="float" office:value="1.6128">
            <text:p>1.61</text:p>
          </table:table-cell>
          <table:table-cell office:value-type="float" office:value="0.6442">
            <text:p>0.64</text:p>
          </table:table-cell>
          <table:table-cell office:value-type="float" office:value="0.84515">
            <text:p>0.85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0.0125">
            <text:p>0.01</text:p>
          </table:table-cell>
          <table:table-cell office:value-type="float" office:value="2.016">
            <text:p>2.02</text:p>
          </table:table-cell>
          <table:table-cell office:value-type="float" office:value="0.8316">
            <text:p>0.83</text:p>
          </table:table-cell>
          <table:table-cell office:value-type="float" office:value="0.84515">
            <text:p>0.85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2.52">
            <text:p>2.52</text:p>
          </table:table-cell>
          <table:table-cell office:value-type="float" office:value="0.8452">
            <text:p>0.85</text:p>
          </table:table-cell>
          <table:table-cell office:value-type="float" office:value="0.84515">
            <text:p>0.85</text:p>
          </table:table-cell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float" office:value="0.00909">
            <text:p>0.01</text:p>
          </table:table-cell>
          <table:table-cell office:value-type="float" office:value="2.772">
            <text:p>2.77</text:p>
          </table:table-cell>
          <table:table-cell office:value-type="float" office:value="0.9126">
            <text:p>0.91</text:p>
          </table:table-cell>
          <table:table-cell office:value-type="float" office:value="0.84515">
            <text:p>0.85</text:p>
          </table:table-cell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0.008">
            <text:p>0.01</text:p>
          </table:table-cell>
          <table:table-cell office:value-type="float" office:value="3.15">
            <text:p>3.15</text:p>
          </table:table-cell>
          <table:table-cell office:value-type="float" office:value="0.8754">
            <text:p>0.88</text:p>
          </table:table-cell>
          <table:table-cell office:value-type="float" office:value="0.84515">
            <text:p>0.85</text:p>
          </table:table-cell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0.0078125">
            <text:p>0.01</text:p>
          </table:table-cell>
          <table:table-cell office:value-type="float" office:value="3.2256">
            <text:p>3.23</text:p>
          </table:table-cell>
          <table:table-cell office:value-type="float" office:value="0.844">
            <text:p>0.84</text:p>
          </table:table-cell>
          <table:table-cell office:value-type="float" office:value="0.84515">
            <text:p>0.85</text:p>
          </table:table-cell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office:value-type="float" office:value="0.00625">
            <text:p>0.01</text:p>
          </table:table-cell>
          <table:table-cell office:value-type="float" office:value="4.032">
            <text:p>4.03</text:p>
          </table:table-cell>
          <table:table-cell office:value-type="float" office:value="0.8386">
            <text:p>0.84</text:p>
          </table:table-cell>
          <table:table-cell office:value-type="float" office:value="0.84515">
            <text:p>0.85</text:p>
          </table:table-cell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0.005">
            <text:p>0.01</text:p>
          </table:table-cell>
          <table:table-cell office:value-type="float" office:value="5.04">
            <text:p>5.04</text:p>
          </table:table-cell>
          <table:table-cell office:value-type="float" office:value="0.8806">
            <text:p>0.88</text:p>
          </table:table-cell>
          <table:table-cell office:value-type="float" office:value="0.84515">
            <text:p>0.8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supLen/d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for dx=cte=0.01 RE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0.9728">
            <text:p>0.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5">
            <text:p>2.5</text:p>
          </table:table-cell>
          <table:table-cell office:value-type="float" office:value="0.8404">
            <text:p>0.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0.8314">
            <text:p>0.8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>
            <draw:frame table:end-cell-address="Sheet1.H45" table:end-x="0.7933in" table:end-y="0.1043in" draw:z-index="0" draw:style-name="gr1" svg:width="6.8268in" svg:height="4.2126in" svg:x="0.5929in" svg:y="0.1425in">
              <draw:object draw:notify-on-update-of-ranges="Sheet1.E2:Sheet1.E2 Sheet1.F4:Sheet1.F12 Sheet1.E4:Sheet1.E12 Sheet1.G2:Sheet1.G2 Sheet1.G4:Sheet1.G12 Sheet1.E4:Sheet1.E12 Sheet1.E16:Sheet1.E16 Sheet1.F17:Sheet1.F22 Sheet1.E17:Sheet1.E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>
            <text:p>for ratios supLen/dx above 3, the damping factor is not constant and the wave-shape has visibly changed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08/27/2010</text:date>, <text:time>15:5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27T13:28:39</meta:creation-date>
    <dc:date>2010-08-27T15:50:13</dc:date>
    <meta:editing-duration>PT01H50M03S</meta:editing-duration>
    <meta:editing-cycles>6</meta:editing-cycles>
    <meta:generator>OpenOffice.org/3.1$Linux OpenOffice.org_project/310m21$Build-9319</meta:generator>
    <meta:document-statistic meta:table-count="3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inor-inner="false" chart:tick-marks-minor-outer="true" chart:logarithmic="false" chart:minimum="0.5" chart:max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arrow-up" chart:symbol-width="0.25cm" chart:symbol-height="0.25cm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51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>
        <chart:symbol-image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341cm" svg:height="10.701cm" chart:class="chart:scatter" chart:style-name="ch1">
        <chart:legend chart:legend-position="end" svg:x="13.355cm" svg:y="4.534cm" chart:style-name="ch2"/>
        <chart:plot-area chart:style-name="ch3" table:cell-range-address="Sheet1.E4:Sheet1.G12 Sheet1.E2:Sheet1.E2 Sheet1.G2:Sheet1.G2 Sheet1.E16:Sheet1.E16 Sheet1.F17:Sheet1.F22" chart:data-source-has-labels="row" svg:x="0.457cm" svg:y="0.213cm" svg:width="16.881cm" svg:height="10.024cm">
          <chart:axis chart:dimension="x" chart:name="primary-x" chart:style-name="ch4">
            <chart:title svg:x="8.429cm" svg:y="9.88cm" chart:style-name="ch5">
              <text:p>supLen/dx</text:p>
            </chart:title>
          </chart:axis>
          <chart:axis chart:dimension="y" chart:name="primary-y" chart:style-name="ch6">
            <chart:title svg:x="0.312cm" svg:y="6.143cm" chart:style-name="ch7">
              <text:p>periodical time T</text:p>
            </chart:title>
            <chart:grid chart:style-name="ch8" chart:class="major"/>
          </chart:axis>
          <chart:series chart:style-name="ch9" chart:values-cell-range-address="Sheet1.F4:Sheet1.F12" chart:label-cell-address="Sheet1.E2:Sheet1.E2" chart:class="chart:scatter">
            <chart:domain table:cell-range-address="Sheet1.E4:Sheet1.E12"/>
            <chart:data-point chart:repeated="9"/>
          </chart:series>
          <chart:series chart:style-name="ch10" chart:values-cell-range-address="Sheet1.G4:Sheet1.G12" chart:label-cell-address="Sheet1.G2:Sheet1.G2" chart:class="chart:scatter">
            <chart:data-point chart:repeated="9"/>
          </chart:series>
          <chart:series chart:style-name="ch11" chart:values-cell-range-address="Sheet1.F17:Sheet1.F22" chart:label-cell-address="Sheet1.E16:Sheet1.E16" chart:class="chart:scatter">
            <chart:domain table:cell-range-address="Sheet1.E17:Sheet1.E23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Sheet1.E2:Sheet1.E2">for supLen=cte=0.0252 BLUE</text:p>
              </table:table-cell>
              <table:table-cell office:value-type="string">
                <text:p text:id="Sheet1.G2:Sheet1.G2">exact T GREEN</text:p>
              </table:table-cell>
              <table:table-cell office:value-type="string">
                <text:p>Column E</text:p>
              </table:table-cell>
              <table:table-cell office:value-type="string">
                <text:p text:id="Sheet1.E16:Sheet1.E16">for dx=cte=0.01 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6">
                <text:p text:id="Sheet1.E4:Sheet1.E12">1.26</text:p>
              </table:table-cell>
              <table:table-cell office:value-type="float" office:value="0.5854">
                <text:p text:id="Sheet1.F4:Sheet1.F12">0.5854</text:p>
              </table:table-cell>
              <table:table-cell office:value-type="float" office:value="0.84515">
                <text:p text:id="Sheet1.G4:Sheet1.G12">0.84515</text:p>
              </table:table-cell>
              <table:table-cell office:value-type="float" office:value="3">
                <text:p text:id="Sheet1.E17:Sheet1.E23">3</text:p>
              </table:table-cell>
              <table:table-cell office:value-type="float" office:value="0.9728">
                <text:p text:id="Sheet1.F17:Sheet1.F22">0.97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28">
                <text:p>1.6128</text:p>
              </table:table-cell>
              <table:table-cell office:value-type="float" office:value="0.6442">
                <text:p>0.6442</text:p>
              </table:table-cell>
              <table:table-cell office:value-type="float" office:value="0.84515">
                <text:p>0.84515</text:p>
              </table:table-cell>
              <table:table-cell office:value-type="float" office:value="2.5">
                <text:p>2.5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16">
                <text:p>2.016</text:p>
              </table:table-cell>
              <table:table-cell office:value-type="float" office:value="0.8316">
                <text:p>0.8316</text:p>
              </table:table-cell>
              <table:table-cell office:value-type="float" office:value="0.84515">
                <text:p>0.84515</text:p>
              </table:table-cell>
              <table:table-cell office:value-type="float" office:value="2">
                <text:p>2</text:p>
              </table:table-cell>
              <table:table-cell office:value-type="float" office:value="0.8314">
                <text:p>0.8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2">
                <text:p>2.52</text:p>
              </table:table-cell>
              <table:table-cell office:value-type="float" office:value="0.8452">
                <text:p>0.8452</text:p>
              </table:table-cell>
              <table:table-cell office:value-type="float" office:value="0.84515">
                <text:p>0.84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72">
                <text:p>2.772</text:p>
              </table:table-cell>
              <table:table-cell office:value-type="float" office:value="0.9126">
                <text:p>0.9126</text:p>
              </table:table-cell>
              <table:table-cell office:value-type="float" office:value="0.84515">
                <text:p>0.84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5">
                <text:p>3.15</text:p>
              </table:table-cell>
              <table:table-cell office:value-type="float" office:value="0.8754">
                <text:p>0.8754</text:p>
              </table:table-cell>
              <table:table-cell office:value-type="float" office:value="0.84515">
                <text:p>0.84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256">
                <text:p>3.2256</text:p>
              </table:table-cell>
              <table:table-cell office:value-type="float" office:value="0.844">
                <text:p>0.844</text:p>
              </table:table-cell>
              <table:table-cell office:value-type="float" office:value="0.84515">
                <text:p>0.84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32">
                <text:p>4.032</text:p>
              </table:table-cell>
              <table:table-cell office:value-type="float" office:value="0.8386">
                <text:p>0.8386</text:p>
              </table:table-cell>
              <table:table-cell office:value-type="float" office:value="0.84515">
                <text:p>0.84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4">
                <text:p>5.04</text:p>
              </table:table-cell>
              <table:table-cell office:value-type="float" office:value="0.8806">
                <text:p>0.8806</text:p>
              </table:table-cell>
              <table:table-cell office:value-type="float" office:value="0.84515">
                <text:p>0.84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